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fo:margin-top="0.0833in" fo:margin-bottom="0.0833in"/>
      <style:text-properties style:font-name-asian="標楷體" fo:font-size="24pt" style:font-size-asian="24pt"/>
    </style:style>
    <style:style style:name="P2" style:parent-style-name="內文" style:family="paragraph">
      <style:paragraph-properties fo:text-align="center" fo:margin-top="0.0833in" fo:margin-bottom="0.0833in"/>
      <style:text-properties style:font-name-asian="標楷體" fo:font-size="24pt" style:font-size-asian="24pt"/>
    </style:style>
    <style:style style:name="P3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4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" style:parent-style-name="內文" style:family="paragraph">
      <style:paragraph-properties fo:margin-top="0.0833in" fo:margin-bottom="0.0833in" fo:text-indent="1in"/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 fo:margin-top="0.0833in" fo:margin-bottom="0.0833in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P1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1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0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1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2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3" style:parent-style-name="內文" style:family="paragraph">
      <style:paragraph-properties fo:margin-top="0.0833in" fo:margin-bottom="0.0833in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T25" style:parent-style-name="預設段落字型" style:family="text">
      <style:text-properties style:font-name-asian="標楷體" fo:font-size="16pt" style:font-size-asian="16pt" style:font-size-complex="16pt"/>
    </style:style>
    <style:style style:name="T26" style:parent-style-name="預設段落字型" style:family="text">
      <style:text-properties style:font-name-asian="標楷體" fo:font-size="16pt" style:font-size-asian="16pt" style:font-size-complex="16pt"/>
    </style:style>
    <style:style style:name="T27" style:parent-style-name="預設段落字型" style:family="text">
      <style:text-properties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-asian="標楷體" fo:font-size="16pt" style:font-size-asian="16pt" style:font-size-complex="16pt"/>
    </style:style>
    <style:style style:name="T29" style:parent-style-name="預設段落字型" style:family="text">
      <style:text-properties style:font-name-asian="標楷體" fo:font-size="16pt" style:font-size-asian="16pt" style:font-size-complex="16pt"/>
    </style:style>
    <style:style style:name="T30" style:parent-style-name="預設段落字型" style:family="text">
      <style:text-properties style:font-name-asian="標楷體" fo:font-size="16pt" style:font-size-asian="16pt" style:font-size-complex="16pt"/>
    </style:style>
    <style:style style:name="T31" style:parent-style-name="預設段落字型" style:family="text">
      <style:text-properties style:font-name="新細明體" fo:font-size="16pt" style:font-size-asian="16pt" style:font-size-complex="16pt"/>
    </style:style>
    <style:style style:name="T32" style:parent-style-name="預設段落字型" style:family="text">
      <style:text-properties style:font-name="新細明體" fo:font-size="16pt" style:font-size-asian="16pt" style:font-size-complex="16pt"/>
    </style:style>
    <style:style style:name="T33" style:parent-style-name="預設段落字型" style:family="text">
      <style:text-properties style:font-name="新細明體" fo:font-size="16pt" style:font-size-asian="16pt" style:font-size-complex="16pt"/>
    </style:style>
    <style:style style:name="T34" style:parent-style-name="預設段落字型" style:family="text">
      <style:text-properties style:font-name-asian="標楷體" fo:font-size="16pt" style:font-size-asian="16pt" style:font-size-complex="16pt"/>
    </style:style>
    <style:style style:name="T35" style:parent-style-name="預設段落字型" style:family="text">
      <style:text-properties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-asian="標楷體" fo:font-size="16pt" style:font-size-asian="16pt" style:font-size-complex="16pt"/>
    </style:style>
    <style:style style:name="T37" style:parent-style-name="預設段落字型" style:family="text">
      <style:text-properties style:font-name="新細明體" fo:font-size="16pt" style:font-size-asian="16pt" style:font-size-complex="16pt"/>
    </style:style>
    <style:style style:name="P38" style:parent-style-name="內文" style:family="paragraph">
      <style:paragraph-properties fo:margin-top="0.0833in" fo:margin-bottom="0.0833in" fo:text-indent="0.1111in"/>
      <style:text-properties style:font-name-asian="標楷體" fo:font-size="16pt" style:font-size-asian="16pt" style:font-size-complex="16pt"/>
    </style:style>
    <style:style style:name="P39" style:parent-style-name="內文" style:family="paragraph">
      <style:paragraph-properties fo:margin-top="0.0833in" fo:margin-bottom="0.0833in" fo:text-indent="0.1111in"/>
    </style:style>
    <style:style style:name="T40" style:parent-style-name="預設段落字型" style:family="text">
      <style:text-properties style:font-name-asian="標楷體" fo:font-size="16pt" style:font-size-asian="16pt" style:font-size-complex="16pt"/>
    </style:style>
    <style:style style:name="T41" style:parent-style-name="預設段落字型" style:family="text">
      <style:text-properties style:font-name-asian="標楷體" fo:font-size="16pt" style:font-size-asian="16pt" style:font-size-complex="16pt"/>
    </style:style>
    <style:style style:name="T42" style:parent-style-name="預設段落字型" style:family="text">
      <style:text-properties style:font-name-asian="標楷體" fo:font-size="16pt" style:font-size-asian="16pt" style:font-size-complex="16pt"/>
    </style:style>
    <style:style style:name="T43" style:parent-style-name="預設段落字型" style:family="text">
      <style:text-properties style:font-name-asian="標楷體" fo:font-size="16pt" style:font-size-asian="16pt" style:font-size-complex="16pt"/>
    </style:style>
    <style:style style:name="T44" style:parent-style-name="預設段落字型" style:family="text">
      <style:text-properties style:font-name="新細明體" fo:font-size="16pt" style:font-size-asian="16pt" style:font-size-complex="16pt"/>
    </style:style>
    <style:style style:name="T45" style:parent-style-name="預設段落字型" style:family="text">
      <style:text-properties style:font-name-asian="標楷體" fo:font-size="16pt" style:font-size-asian="16pt" style:font-size-complex="16pt"/>
    </style:style>
    <style:style style:name="P46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7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1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fo:text-align="justify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="新細明體" style:font-name-asian="標楷體"/>
    </style:style>
    <style:style style:name="T64" style:parent-style-name="預設段落字型" style:family="text">
      <style:text-properties style:font-name="新細明體" style:font-name-asian="標楷體"/>
    </style:style>
    <style:style style:name="T65" style:parent-style-name="預設段落字型" style:family="text">
      <style:text-properties style:font-name="新細明體" style:font-name-asian="標楷體"/>
    </style:style>
    <style:style style:name="T66" style:parent-style-name="預設段落字型" style:family="text">
      <style:text-properties style:font-name="新細明體" style:font-name-asian="標楷體"/>
    </style:style>
    <style:style style:name="T67" style:parent-style-name="預設段落字型" style:family="text">
      <style:text-properties style:font-name="新細明體" style:font-name-asian="標楷體"/>
    </style:style>
    <style:style style:name="T68" style:parent-style-name="預設段落字型" style:family="text">
      <style:text-properties style:font-name="新細明體" style:font-name-asian="標楷體"/>
    </style:style>
    <style:style style:name="T69" style:parent-style-name="預設段落字型" style:family="text">
      <style:text-properties style:font-name="新細明體" style:font-name-asian="標楷體"/>
    </style:style>
    <style:style style:name="T70" style:parent-style-name="預設段落字型" style:family="text">
      <style:text-properties style:font-name="新細明體" style:font-name-asian="標楷體"/>
    </style:style>
    <style:style style:name="T71" style:parent-style-name="預設段落字型" style:family="text">
      <style:text-properties style:font-name="新細明體" style:font-name-asian="標楷體"/>
    </style:style>
    <style:style style:name="P72" style:parent-style-name="內文" style:family="paragraph">
      <style:text-properties style:font-name="新細明體" style:font-name-asian="標楷體"/>
    </style:style>
    <style:style style:name="P73" style:parent-style-name="內文" style:family="paragraph">
      <style:text-properties style:font-name="新細明體" style:font-name-asian="標楷體"/>
    </style:style>
    <style:style style:name="P74" style:parent-style-name="內文" style:family="paragraph">
      <style:paragraph-properties fo:margin-top="0.0416in"/>
    </style:style>
    <style:style style:name="T75" style:parent-style-name="預設段落字型" style:family="text">
      <style:text-properties style:font-name="新細明體" style:font-name-asian="標楷體"/>
    </style:style>
    <style:style style:name="T76" style:parent-style-name="預設段落字型" style:family="text">
      <style:text-properties style:font-name="新細明體" style:font-name-asian="標楷體"/>
    </style:style>
    <style:style style:name="T77" style:parent-style-name="預設段落字型" style:family="text">
      <style:text-properties style:font-name="新細明體" style:font-name-asian="標楷體"/>
    </style:style>
    <style:style style:name="T78" style:parent-style-name="預設段落字型" style:family="text">
      <style:text-properties style:font-name="新細明體" style:font-name-asian="標楷體"/>
    </style:style>
    <style:style style:name="T79" style:parent-style-name="預設段落字型" style:family="text">
      <style:text-properties style:font-name="新細明體" style:font-name-asian="標楷體"/>
    </style:style>
    <style:style style:name="T80" style:parent-style-name="預設段落字型" style:family="text">
      <style:text-properties style:font-name="新細明體" style:font-name-asian="標楷體"/>
    </style:style>
    <style:style style:name="T81" style:parent-style-name="預設段落字型" style:family="text">
      <style:text-properties style:font-name="新細明體" style:font-name-asian="標楷體"/>
    </style:style>
    <style:style style:name="T82" style:parent-style-name="預設段落字型" style:family="text">
      <style:text-properties style:font-name="新細明體" style:font-name-asian="標楷體"/>
    </style:style>
    <style:style style:name="T83" style:parent-style-name="預設段落字型" style:family="text">
      <style:text-properties style:font-name="新細明體" style:font-name-asian="標楷體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委<text:s text:c="4"/>託<text:s text:c="4"/>書</text:p>
      <text:p text:style-name="P3"/>
      <text:p text:style-name="P4">茲<text:s/>委<text:s/>託<text:s text:c="3"/><text:s text:c="12"/>全<text:s/>權<text:s/>代<text:s/>表<text:s/>本<text:s/>人<text:s/>辦<text:s/>理<text:s text:c="3"/><text:s text:c="5"/><text:s text:c="2"/>區<text:s text:c="3"/></text:p>
      <text:p text:style-name="P5">路(街)<text:s text:c="2"/><text:s text:c="2"/><text:s/>段<text:s text:c="2"/><text:s text:c="2"/><text:s/>巷<text:s/><text:s text:c="2"/><text:s text:c="2"/>弄<text:s/><text:s text:c="2"/><text:s text:c="2"/>號<text:s text:c="5"/>樓</text:p>
      <text:p text:style-name="P6"><text:span text:style-name="T7">( <text:s/></text:span><text:span text:style-name="T8">原</text:span><text:span text:style-name="T9"><text:s text:c="5"/></text:span><text:span text:style-name="T10"><text:s text:c="9"/></text:span><text:span text:style-name="T11">段</text:span><text:span text:style-name="T12"><text:s text:c="12"/></text:span><text:span text:style-name="T13">小段</text:span><text:span text:style-name="T14"><text:s text:c="4"/></text:span><text:span text:style-name="T15"><text:s text:c="14"/></text:span><text:span text:style-name="T16">地號</text:span><text:span text:style-name="T17"><text:s/>)</text:span></text:p>
      <text:p text:style-name="P18">請領<text:s/><text:s/>建築物（變更使用、室內裝修、使用項目更動報備、分(併)戶）</text:p>
      <text:p text:style-name="P19">一<text:s/>切<text:s/>手<text:s/>續<text:s/>事<text:s/>宜<text:s/>特<text:s/>立<text:s/>委<text:s/>託<text:s/>書<text:s/>如<text:s/>上<text:s/></text:p>
      <text:p text:style-name="P20"/>
      <text:p text:style-name="P21"/>
      <text:p text:style-name="P22"/>
      <text:p text:style-name="P23"><text:span text:style-name="T24"><text:s/></text:span><text:span text:style-name="T25">委</text:span><text:span text:style-name="T26"><text:s/></text:span><text:span text:style-name="T27">託</text:span><text:span text:style-name="T28"><text:s/></text:span><text:span text:style-name="T29">人</text:span><text:span text:style-name="T30"><text:s/></text:span><text:span text:style-name="T31">: <text:s text:c="15"/></text:span><text:span text:style-name="T32"><text:s text:c="3"/></text:span><text:span text:style-name="T33"><text:s text:c="12"/></text:span><text:span text:style-name="T34">(</text:span><text:span text:style-name="T35">簽章</text:span><text:span text:style-name="T36">)</text:span><text:span text:style-name="T37"><text:s/></text:span></text:p>
      <text:p text:style-name="P38"/>
      <text:p text:style-name="P39"><text:span text:style-name="T40">住</text:span><text:span text:style-name="T41"><text:s text:c="4"/></text:span><text:span text:style-name="T42">址</text:span><text:span text:style-name="T43"><text:s/></text:span><text:span text:style-name="T44">:</text:span><text:span text:style-name="T45"><text:s text:c="2"/></text:span></text:p>
      <text:p text:style-name="P46"/>
      <text:p text:style-name="P47"/>
      <text:p text:style-name="P48"/>
      <text:p text:style-name="P49"/>
      <text:p text:style-name="P50">中 <text:s/>華 <text:s/>民 <text:s/>國 <text:s text:c="8"/>年 <text:s text:c="2"/><text:s text:c="2"/><text:s text:c="2"/><text:s text:c="2"/>月<text:s text:c="2"/><text:s text:c="7"/>日</text:p>
      <text:p text:style-name="P51"/>
      <text:p text:style-name="P52"><draw:frame draw:z-index="251657728" draw:id="id0" draw:style-name="a0" draw:name="Text Box 20" text:anchor-type="paragraph" svg:x="2.10139in" svg:y="0.42153in" svg:width="2.66667in" svg:height="1.18056in" style:rel-width="scale" style:rel-height="scale"><draw:text-box><text:p text:style-name="內文"><text:span text:style-name="T53">本</text:span><text:span text:style-name="T54"><text:s/></text:span><text:span text:style-name="T55">執</text:span><text:span text:style-name="T56"><text:s/></text:span><text:span text:style-name="T57">照</text:span><text:span text:style-name="T58"><text:s/></text:span><text:span text:style-name="T59">申</text:span><text:span text:style-name="T60"><text:s/></text:span><text:span text:style-name="T61">請</text:span><text:span text:style-name="T62"><text:s/></text:span><text:span text:style-name="T63">，</text:span><text:span text:style-name="T64"><text:s/></text:span><text:span text:style-name="T65">所</text:span><text:span text:style-name="T66"><text:s/></text:span><text:span text:style-name="T67">附</text:span><text:span text:style-name="T68"><text:s/></text:span><text:span text:style-name="T69">一</text:span><text:span text:style-name="T70"><text:s/></text:span><text:span text:style-name="T71">切</text:span></text:p><text:p text:style-name="P72">文<text:s/>件<text:s/>印<text:s/>信<text:s/>，<text:s/>係<text:s/>由<text:s/>委<text:s/>託<text:s/>人</text:p><text:p text:style-name="P73">提<text:s/>供<text:s/>。</text:p><text:p text:style-name="P74"><text:span text:style-name="T75">委</text:span><text:span text:style-name="T76"><text:s/></text:span><text:span text:style-name="T77">託</text:span><text:span text:style-name="T78"><text:s/></text:span><text:span text:style-name="T79">人</text:span><text:span text:style-name="T80"><text:s text:c="16"/></text:span><text:span text:style-name="T81">簽</text:span><text:span text:style-name="T82"><text:s/></text:span><text:span text:style-name="T83">名</text:span></text:p><text:p text:style-name="內文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5:54:00Z</meta:creation-date>
    <dc:date>2018-11-14T05:54:00Z</dc:date>
    <meta:print-date>2018-11-14T05:5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23" meta:row-count="2" meta:non-whitespace-character-count="276"/>
  </office:meta>
</office:document-meta>
</file>